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2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officeooo:rsid="000df553" officeooo:paragraph-rsid="000df553" style:font-name-asian="georgia" style:font-size-asian="11.25pt" style:font-style-asian="normal" style:font-weight-asian="normal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3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4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字典树就是将一个个单词按照字母顺序建成树，可以用于单词去重、计算每种单词的出现次数、计算共出现多少种单词</text:p>
      <text:p text:style-name="P2">#include&lt;stdio.h&gt;</text:p>
      <text:p text:style-name="P2">#include&lt;string.h&gt;</text:p>
      <text:p text:style-name="P2">const int maxm=5050; <text:s text:c="3"/>//maxm是所有单词的总长度</text:p>
      <text:p text:style-name="P2">struct trie{</text:p>
      <text:p text:style-name="P2"><text:s text:c="4"/>int nxt[maxm][26]; <text:s text:c="3"/>//字母结点</text:p>
      <text:p text:style-name="P2"><text:s text:c="4"/>int tail[maxm]; <text:s text:c="7"/>//记录某个结点是否为单词结尾，可以用bool型仅记录是否结尾，也可以int型记录其作为结尾的单词编号或记录单词出现过多少次</text:p>
      <text:p text:style-name="P2"><text:s text:c="4"/>int size;</text:p>
      <text:p text:style-name="P2"/>
      <text:p text:style-name="P2"><text:s text:c="4"/>void init(){ <text:s text:c="7"/>//初始化函数</text:p>
      <text:p text:style-name="P2"><text:s text:c="8"/>memset(nxt[0],0,sizeof(nxt[0]));</text:p>
      <text:p text:style-name="P2"><text:s text:c="8"/>memset(tail,0,sizeof(tail));</text:p>
      <text:p text:style-name="P2"><text:s text:c="8"/>size=1;</text:p>
      <text:p text:style-name="P2"><text:s text:c="4"/>}</text:p>
      <text:p text:style-name="P2"><text:s text:c="4"/>void insert(char s[]){ <text:s text:c="3"/>//添加单词函数</text:p>
      <text:p text:style-name="P2"><text:s text:c="8"/>int p=0;</text:p>
      <text:p text:style-name="P2"><text:s text:c="8"/>for(int i=0;s[i];i++){</text:p>
      <text:p text:style-name="P2"><text:s text:c="12"/>int &amp;x=nxt[p][s[i]-'a'];</text:p>
      <text:p text:style-name="P2"><text:s text:c="12"/>if(!x){</text:p>
      <text:p text:style-name="P2"><text:s text:c="16"/>memset(nxt[size],0,sizeof(nxt[size]));</text:p>
      <text:p text:style-name="P2"><text:s text:c="16"/>x=size++;</text:p>
      <text:p text:style-name="P2"><text:s text:c="12"/>}</text:p>
      <text:p text:style-name="P2"><text:s text:c="12"/>p=x;</text:p>
      <text:p text:style-name="P2"><text:s text:c="8"/>}</text:p>
      <text:p text:style-name="P2"><text:s text:c="8"/>tail[p]=1; <text:s text:c="3"/>//可以通过函数额外传一个单词编号的int型参数，此处即可将tail[p]赋为单词编号记录下来；也可以根据此处tail[p]的初始值是否为0，若为0可以用计数器加值记录共出现多少不同的单词；换成tail[p]++语句也可以用于记录某个单词出现过多少次</text:p>
      <text:p text:style-name="P2"><text:s text:c="4"/>}</text:p>
      <text:p text:style-name="P2"><text:s text:c="4"/>bool find(char s[]){ <text:s text:c="3"/>//查询单词函数，也可以返回int型查询该单词出现过多少次</text:p>
      <text:p text:style-name="P2"><text:s text:c="8"/>int p=0;</text:p>
      <text:p text:style-name="P2"><text:s text:c="8"/>for(int i=0;s[i];i++){</text:p>
      <text:p text:style-name="P2"><text:s text:c="12"/>int &amp;x=nxt[p][s[i]-'a'];</text:p>
      <text:p text:style-name="P2"><text:s text:c="12"/>if(!x)return 0;</text:p>
      <text:p text:style-name="P2"><text:s text:c="12"/>p=x;</text:p>
      <text:p text:style-name="P2"><text:s text:c="8"/>}</text:p>
      <text:p text:style-name="P2"><text:s text:c="8"/>return tail[p];</text:p>
      <text:p text:style-name="P2"><text:s text:c="4"/>}</text:p>
      <text:p text:style-name="P2">};</text:p>
      <text:p text:style-name="P2">int main(){</text:p>
      <text:p text:style-name="P2"><text:s text:c="4"/>char word[50];</text:p>
      <text:p text:style-name="P2"><text:s text:c="4"/>trie t;t.init();</text:p>
      <text:p text:style-name="P2"><text:s text:c="4"/>for(int i=1;i&lt;=10;i++){scanf("%s",word);t.insert(word);}</text:p>
      <text:p text:style-name="P2"><text:s text:c="4"/>printf("\n");</text:p>
      <text:p text:style-name="P2"><text:s text:c="4"/>for(int i=1;i&lt;=20;i++){scanf("%s",word);printf("%d\n",t.find(word));}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字符串匹配</text:span><text:span text:style-name="MT2">--</text:span><text:span text:style-name="MT1">字典树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40:27.114049995</meta:creation-date>
    <dc:date>2015-10-12T23:42:07.634012315</dc:date>
    <meta:editing-duration>P0D</meta:editing-duration>
    <meta:editing-cycles>1</meta:editing-cycles>
    <meta:document-statistic meta:table-count="0" meta:image-count="0" meta:object-count="0" meta:page-count="1" meta:paragraph-count="44" meta:word-count="342" meta:character-count="1253" meta:non-whitespace-character-count="928"/>
    <meta:generator>LibreOffice/4.2.8.2$Linux_X86_64 LibreOffice_project/420m0$Build-2</meta:generator>
  </office:meta>
</office:document-meta>
</file>